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Ent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VectorEntry.getOff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VectorEntry.TermVectorEntry( String field , String term , int frequency , TermVectorOffsetInfo [ ] offsets , int [ ]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VectorEntry.TermVector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rmVectorEntry.setPositions( int [ ]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get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setOffsets( TermVectorOffsetInfo [ ] off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setFrequency( int 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getFrequ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Ent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